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4.94pt"/>
    </style:style>
    <style:style style:name="co2" style:family="table-column">
      <style:table-column-properties fo:break-before="auto" style:column-width="49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38.61pt"/>
    </style:style>
    <style:style style:name="co6" style:family="table-column">
      <style:table-column-properties fo:break-before="auto" style:column-width="23.19pt"/>
    </style:style>
    <style:style style:name="co7" style:family="table-column">
      <style:table-column-properties fo:break-before="auto" style:column-width="266.26pt"/>
    </style:style>
    <style:style style:name="co8" style:family="table-column">
      <style:table-column-properties fo:break-before="auto" style:column-width="63.01pt"/>
    </style:style>
    <style:style style:name="co9" style:family="table-column">
      <style:table-column-properties fo:break-before="auto" style:column-width="209.06pt"/>
    </style:style>
    <style:style style:name="co10" style:family="table-column">
      <style:table-column-properties fo:break-before="auto" style:column-width="82.01pt"/>
    </style:style>
    <style:style style:name="co11" style:family="table-column">
      <style:table-column-properties fo:break-before="auto" style:column-width="79.9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Work_5f_Sheet">
      <style:table-properties table:display="true" style:writing-mode="lr-tb"/>
    </style:style>
    <style:style style:name="ta2" style:family="table" style:master-page-name="PageStyle_5f_Der_5f_Das_5f_Di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 style:data-style-name="N126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_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Wo liegt er die ganze Zeit? Wir brauchen ih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r nehmen den Aufzug in die dritte Etage und steigen au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 Rucksack habe ich ein Ladegerät für mein Hand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t wir warten hier auf euch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r sind gleich d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s muss gefeiert werden! (feier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e beiden kommen zurück zur Wohnung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lich lernt Michael seinen Vater kenne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e Fahrt, spazieren gehen, ohne Erlaubn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r Fremde, umar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ch alt den Jahren, einverstan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via ist eine Frau, die gerne wande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er sind die Temperaturen mild und es regnet of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 ist ein bekannte Ritter des Nati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lvia! Schön dich mal wieder zu sehe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hen wir mal hi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s Haus scheint vor langer Zeit gebaut worden zu sei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s Boot sah genauso alt aus wie das Hau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lar! Was hast du mitgebrach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e stiegen in das Boot und stellten ihre Rucksäcke a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h ging zum Telefon und wählte Freundins Numm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emand nahm ab. Die B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ässli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schließ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e beschloss, direkt zum Haus fahre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chens Auto stand vor dem Haus. Silvia war ratlo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ßerdem stand sein Auto vor der Tü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s sie aus dem Wald kam, war sie für einem Moment wie gelähm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s für ein Glüuck! Ausgetschalt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r Serv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s Essen, Modell, Produkt, Materi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r We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e Klasse, We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ktue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s Geschä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s Intere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tret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s Spiel, der Nutz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r Punkt, Sta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e Vereinbar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s Biild, Geld, Risik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r Ort, die Gemein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rz, der Grun, die H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sitzen, frü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s Jahr, Licht, Treff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tzu, die Erfahr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r Kurs, das Papier, veroffentlich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e Zukunft, das Geschi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 meisten, der Schlüss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nauf, gelangwei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es wird ihr Herz breche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spannen, bedroh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s reich nich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s ist der Unterschied zwinschen gelangweilt und langweilig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hr Gehalt war nicht schlech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er Laura fand, dass sie nicht genug verdient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 lebte gerne in der Stad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 einem Wochenende in Ju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e war mit einer Freundin und einem Freund unterwegs(drauße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e beendete das Gespräc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ra fasste den Gegenstand a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s Licht erlosch. (erlösche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um schauen sie mich nicht a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e dachte an das Lich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er warhscheinlich wird sie in Zukunft mehr Geld verdiene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ötzlich hörten sie ein Geräusc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y, Schau dir das mal an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s glaubst du? Woher die Abdrücke kommen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ss uns hinterhergehen. Was? Du wills es verfolge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r müssen uns trenne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t doch egal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lleicht war das alles nur ein schlechter Traum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e hatte an dieser Stelle keinen Empfang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h fange an, laut zu lachen aber ich merke es schnell und halte den Mun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h würde gerne eine Lösung finde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ch beweg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 musste sich verstecke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r Kurzem fand ich heraus, wo sie s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ch einigen Minuten Stille habe ich noch eine Frage an den Man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 war ein großes Haus mit zwei Etagen, einem Garten und also einer Garag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 das habe ich gemerk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ine Schwester ist etwas schüchtern vor allem, wenn sie neue Leute kennenler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h wache sehr viel später wieder auf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 gabt zwei Möglichkeite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e Unterstütz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f ich das Telefon benutzen bitt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e hatte Lust auf einen Kaffe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h habe den falschen Bus genomme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schuldigung, ich bin eingeschlafe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s ist bloß passier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e ist sicher sehr besorgt, weil ich nicht beim Treffen erschienen bi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h werde wach und dusche, danach gehe ich in Ruhe essen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 Richtung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s waren keine Wolken am Himmel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n sah nur das balue Wasser der Karibik und den Strand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ann fiel Karl ein. (einfallen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ir haben keine Chance, diese Schlacht zu gewinnen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arl zögerte einen Moment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e gingen einige Schritte von den anderen Weg und taten als ob nichts wär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as hast du damit vor?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a, aber nur unter einer Bedingung!</text:p>
          </table:table-cell>
          <table:table-cell table:number-columns-repeated="1023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r_Das_Die" table:style-name="ta2">
        <office:forms form:automatic-focus="false" form:apply-design-mode="false"/>
        <table:table-column table:style-name="co9" table:default-cell-style-name="ce2"/>
        <table:table-column table:style-name="co10" table:default-cell-style-name="ce2"/>
        <table:table-column table:style-name="co11" table:default-cell-style-name="ce6"/>
        <table:table-column table:style-name="co12" table:number-columns-repeated="1021" table:default-cell-style-name="ce2"/>
        <table:table-row table:style-name="ro2">
          <table:table-cell table:style-name="ce1" office:value-type="string" calcext:value-type="string">
            <text:p>Phrase</text:p>
          </table:table-cell>
          <table:table-cell table:style-name="ce1"/>
          <table:table-cell table:style-name="ce4" office:value-type="string" calcext:value-type="string">
            <text:p>Date</text:p>
          </table:table-cell>
          <table:table-cell table:style-name="ce1"/>
          <table:table-cell table:style-name="ce1" office:value-type="string" calcext:value-type="string">
            <text:p>Days</text:p>
          </table:table-cell>
          <table:table-cell table:style-name="ce1"/>
          <table:table-cell table:style-name="ce1" office:value-type="string" calcext:value-type="string">
            <text:p>Span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s Haus / das Bett</text:p>
          </table:table-cell>
          <table:table-cell/>
          <table:table-cell office:value-type="date" office:date-value="2019-02-08" calcext:value-type="date">
            <text:p>2/8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 casa, la ca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r Tish / der Kühlschrank</text:p>
          </table:table-cell>
          <table:table-cell/>
          <table:table-cell office:value-type="date" office:date-value="2019-02-09" calcext:value-type="date">
            <text:p>2/9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 mesa, el resfrigerad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r Müll / der Keller</text:p>
          </table:table-cell>
          <table:table-cell/>
          <table:table-cell office:value-type="date" office:date-value="2019-02-09" calcext:value-type="date">
            <text:p>2/9/20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basura /la bodega (basement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r Kuli / der Fernseher</text:p>
          </table:table-cell>
          <table:table-cell/>
          <table:table-cell office:value-type="date" office:date-value="2019-02-08" calcext:value-type="date">
            <text:p>2/8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 boligrafo, la televis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e Vase /die Lampe</text:p>
          </table:table-cell>
          <table:table-cell/>
          <table:table-cell office:value-type="date" office:date-value="2019-02-08" calcext:value-type="date">
            <text:p>2/8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 florero, la lampa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s Fleisch, das Salz, das Öl</text:p>
          </table:table-cell>
          <table:table-cell/>
          <table:table-cell office:value-type="date" office:date-value="2019-02-08" calcext:value-type="date">
            <text:p>2/8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 carne, el sal, el aze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r Fisch, der Reis, der Käse</text:p>
          </table:table-cell>
          <table:table-cell/>
          <table:table-cell office:value-type="date" office:date-value="2019-02-08" calcext:value-type="date">
            <text:p>2/8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 pescado, el arroz, el ques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e Butter, die Nudeln, die Wurst</text:p>
          </table:table-cell>
          <table:table-cell/>
          <table:table-cell office:value-type="date" office:date-value="2019-02-09" calcext:value-type="date">
            <text:p>2/9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 mantequilla. los nudles, la salchich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e Stadt, die Schule, die Arbe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s La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r Ber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e Eben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s Smerz</text:p>
          </table:table-cell>
          <table:table-cell/>
          <table:table-cell table:style-name="ce5" office:value-type="date" office:date-value="2019-02-09" calcext:value-type="date">
            <text:p>2019-02-0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 dol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s Gift / das Geschenk</text:p>
          </table:table-cell>
          <table:table-cell/>
          <table:table-cell table:style-name="ce5" office:value-type="date" office:date-value="2019-02-08" calcext:value-type="date">
            <text:p>2019-02-0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 veneno, el regalo</text:p>
          </table:table-cell>
          <table:table-cell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shirt: das Hemd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ts: die Hose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at: der Mantel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cks: die Socken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es: die Schuhe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rts: die Shorts 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rwear: die Unterwäsche </text:p>
          </table:table-cell>
          <table:table-cell table:number-columns-repeated="1023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P0" style:volatile="true">
      <number:month/>
      <number:text>/</number:text>
      <number:day/>
      <number:text>/</number:text>
      <number:year number:style="long"/>
    </number:date-style>
    <number:text-style style:name="N126">
      <number:text-content/>
      <style:map style:condition="value()&lt;=1.79769313486232E+308" style:apply-style-name="N126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02:02:02.645075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r_5f_Das_5f_Die" style:display-name="PageStyle_Der_Das_D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_5f_Sheet" style:display-name="PageStyle_Work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dc:language>en-US</dc:language>
    <meta:creation-date>2019-01-30T15:43:00</meta:creation-date>
    <dc:date>2020-04-13T02:44:57.342656955</dc:date>
    <meta:editing-cycles>4</meta:editing-cycles>
    <meta:generator>LibreOffice/6.0.7.3$Linux_X86_64 LibreOffice_project/00m0$Build-3</meta:generator>
    <meta:editing-duration>PT1H27M38S</meta:editing-duration>
    <meta:document-statistic meta:table-count="2" meta:cell-count="158" meta:object-count="0"/>
    <meta:user-defined meta:name="AppVersion">2.6</meta:user-defined>
  </office:meta>
</office:document-meta>
</file>